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fill="gradient" draw:textarea-horizontal-align="justify" draw:textarea-vertical-align="middle" draw:auto-grow-height="false"/>
    </style:style>
    <style:style style:name="gr4" style:family="graphic" style:parent-style-name="standard">
      <style:graphic-properties svg:stroke-width="0.076cm" draw:marker-start-width="0.406cm" draw:marker-end-width="0.406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dash" draw:stroke-dash="Ultrafine_20_Dashed" svg:stroke-width="0.07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style:text-position="-33% 58%" fo:font-size="12pt"/>
    </style:style>
    <style:style style:name="T4" style:family="text">
      <style:text-properties style:text-position="-33% 58%" fo:font-size="12pt" fo:font-style="italic"/>
    </style:style>
    <style:style style:name="T5" style:family="text">
      <style:text-properties fo:font-size="12pt" fo:font-style="normal"/>
    </style:style>
    <style:style style:name="T6" style:family="text">
      <style:text-properties fo:font-family="Symbol" fo:font-size="12pt" fo:font-style="normal"/>
    </style:style>
    <style:style style:name="T7" style:family="text">
      <style:text-properties style:text-position="-33% 58%" fo:font-size="12pt" fo:font-style="normal"/>
    </style:style>
    <style:style style:name="T8" style:family="text">
      <style:text-properties style:text-position="0% 100%" fo:font-size="12pt" fo:font-style="normal"/>
    </style:style>
    <style:style style:name="T9" style:family="text">
      <style:text-properties style:text-position="0% 100%" fo:font-family="Symbol" fo:font-size="12pt" fo:font-style="normal"/>
    </style:style>
    <style:style style:name="T10" style:family="text">
      <style:text-properties style:text-position="0% 100%" fo:font-size="12pt" fo:font-style="italic"/>
    </style:style>
    <style:style style:name="T11" style:family="text">
      <style:text-properties style:text-position="-33% 58%" fo:font-family="Arial" style:font-family-generic="swiss" style:font-pitch="variable" fo:font-size="12pt" fo:font-style="italic"/>
    </style:style>
    <style:style style:name="T12" style:family="text">
      <style:text-properties style:text-position="0% 100%" fo:font-family="Symbol" fo:font-size="12pt" fo:font-style="italic"/>
    </style:style>
    <style:style style:name="T13" style:family="text">
      <style:text-properties style:text-position="-33% 58%" fo:font-family="Arial" style:font-style-name="Regular" style:font-family-generic="swiss" style:font-pitch="variable" fo:font-size="12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style:text-position="0% 100%" fo:font-family="Arial" style:font-style-name="Regular" style:font-family-generic="swiss" style:font-pitch="variable" fo:font-size="12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03cm" svg:height="0.725cm" svg:x="1.899cm" svg:y="1.41cm">
          <draw:text-box>
            <text:p text:style-name="P1"><text:span text:style-name="T1">C</text:span></text:p>
          </draw:text-box>
        </draw:frame>
        <draw:line draw:style-name="gr2" draw:text-style-name="P3" draw:layer="layout" svg:x1="2.046cm" svg:y1="2.027cm" svg:x2="1.559cm" svg:y2="2.471cm">
          <text:p text:style-name="P1"/>
        </draw:line>
        <draw:custom-shape draw:style-name="gr3" draw:text-style-name="P3" draw:layer="layout" svg:width="0.356cm" svg:height="0.683cm" draw:transform="rotate (-2.42199340299326) translate (2.165cm 1.352cm)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683cm" draw:transform="rotate (-2.42199340299326) translate (3.153cm 1.343cm)">
          <text:p text:style-name="P1"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575cm" svg:y1="2.027cm" svg:x2="3.062cm" svg:y2="2.471cm">
          <text:p text:style-name="P1"/>
        </draw:line>
        <draw:frame draw:style-name="gr1" draw:text-style-name="P2" draw:layer="layout" svg:width="0.896cm" svg:height="0.725cm" svg:x="0.885cm" svg:y="2.343cm">
          <draw:text-box>
            <text:p text:style-name="P1"><text:span text:style-name="T1">Cl</text:span></text:p>
          </draw:text-box>
        </draw:frame>
        <draw:frame draw:style-name="gr1" draw:text-style-name="P2" draw:layer="layout" svg:width="0.756cm" svg:height="0.725cm" svg:x="2.865cm" svg:y="2.328cm">
          <draw:text-box>
            <text:p text:style-name="P1"><text:span text:style-name="T1">F</text:span></text:p>
          </draw:text-box>
        </draw:frame>
        <draw:frame draw:style-name="gr1" draw:text-style-name="P2" draw:layer="layout" svg:width="0.917cm" svg:height="0.725cm" svg:x="2.756cm" svg:y="0.383cm">
          <draw:text-box>
            <text:p text:style-name="P1"><text:span text:style-name="T1">Br</text:span></text:p>
          </draw:text-box>
        </draw:frame>
        <draw:frame draw:style-name="gr1" draw:text-style-name="P2" draw:layer="layout" svg:width="0.803cm" svg:height="0.725cm" svg:x="1.003cm" svg:y="0.355cm">
          <draw:text-box>
            <text:p text:style-name="P1"><text:span text:style-name="T1">H</text:span></text:p>
          </draw:text-box>
        </draw:frame>
        <draw:frame draw:style-name="gr1" draw:text-style-name="P2" draw:layer="layout" svg:width="1.442cm" svg:height="0.826cm" svg:x="1.608cm" svg:y="3.279cm">
          <draw:text-box>
            <text:p text:style-name="P1"><text:span text:style-name="T2">C</text:span><text:span text:style-name="T3">1</text:span><text:span text:style-name="T1">: </text:span><text:span text:style-name="T2">E</text:span></text:p>
          </draw:text-box>
        </draw:frame>
        <draw:frame draw:style-name="gr1" draw:text-style-name="P2" draw:layer="layout" svg:width="0.803cm" svg:height="0.725cm" svg:x="6.108cm" svg:y="1.41cm">
          <draw:text-box>
            <text:p text:style-name="P1"><text:span text:style-name="T1">C</text:span></text:p>
          </draw:text-box>
        </draw:frame>
        <draw:line draw:style-name="gr2" draw:text-style-name="P3" draw:layer="layout" svg:x1="6.246cm" svg:y1="2.027cm" svg:x2="5.759cm" svg:y2="2.471cm">
          <text:p text:style-name="P1"/>
        </draw:line>
        <draw:custom-shape draw:style-name="gr3" draw:text-style-name="P3" draw:layer="layout" svg:width="0.356cm" svg:height="0.683cm" draw:transform="rotate (-2.42199340299326) translate (6.365cm 1.352cm)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683cm" draw:transform="rotate (-2.42199340299326) translate (7.353cm 1.343cm)">
          <text:p text:style-name="P1"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6.775cm" svg:y1="2.027cm" svg:x2="7.262cm" svg:y2="2.471cm">
          <text:p text:style-name="P1"/>
        </draw:line>
        <draw:frame draw:style-name="gr1" draw:text-style-name="P2" draw:layer="layout" svg:width="0.896cm" svg:height="0.725cm" svg:x="5.121cm" svg:y="2.352cm">
          <draw:text-box>
            <text:p text:style-name="P1"><text:span text:style-name="T1">Cl</text:span></text:p>
          </draw:text-box>
        </draw:frame>
        <draw:frame draw:style-name="gr1" draw:text-style-name="P2" draw:layer="layout" svg:width="0.756cm" svg:height="0.725cm" svg:x="7.047cm" svg:y="2.31cm">
          <draw:text-box>
            <text:p text:style-name="P1"><text:span text:style-name="T1">F</text:span></text:p>
          </draw:text-box>
        </draw:frame>
        <draw:frame draw:style-name="gr1" draw:text-style-name="P2" draw:layer="layout" svg:width="0.803cm" svg:height="0.725cm" svg:x="7.002cm" svg:y="0.394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5.237cm" svg:y="0.394cm">
          <draw:text-box>
            <text:p text:style-name="P1"><text:span text:style-name="T1">H</text:span></text:p>
          </draw:text-box>
        </draw:frame>
        <draw:frame draw:style-name="gr1" draw:text-style-name="P2" draw:layer="layout" svg:width="1.912cm" svg:height="0.869cm" svg:x="5.608cm" svg:y="3.279cm">
          <draw:text-box>
            <text:p text:style-name="P1"><text:span text:style-name="T2">C</text:span><text:span text:style-name="T4">s</text:span><text:span text:style-name="T1">: </text:span><text:span text:style-name="T2">E</text:span><text:span text:style-name="T5">,</text:span><text:span text:style-name="T2"> </text:span><text:span text:style-name="T6">s</text:span></text:p>
          </draw:text-box>
        </draw:frame>
        <draw:frame draw:style-name="gr1" draw:text-style-name="P2" draw:layer="layout" svg:width="1.683cm" svg:height="0.826cm" svg:x="9.609cm" svg:y="3.28cm">
          <draw:text-box>
            <text:p text:style-name="P1"><text:span text:style-name="T2">C</text:span><text:span text:style-name="T4">i</text:span><text:span text:style-name="T1">: </text:span><text:span text:style-name="T2">E</text:span><text:span text:style-name="T5">,</text:span><text:span text:style-name="T2"> i</text:span></text:p>
          </draw:text-box>
        </draw:frame>
        <draw:custom-shape draw:style-name="gr4" draw:text-style-name="P3" draw:layer="layout" svg:width="0.635cm" svg:height="0.635cm" svg:x="10.16cm" svg:y="1.6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0.179cm" svg:height="0.646cm" draw:transform="rotate (-2.42199340299326) translate (10.528cm 2.296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699cm" svg:y1="1.653cm" svg:x2="10.984cm" svg:y2="1.384cm">
          <text:p text:style-name="P1"/>
        </draw:line>
        <draw:custom-shape draw:style-name="gr3" draw:text-style-name="P3" draw:layer="layout" svg:width="0.179cm" svg:height="0.646cm" draw:transform="rotate (-2.42199340299326) translate (10.975cm 2.296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284cm" svg:y1="1.654cm" svg:x2="9.999cm" svg:y2="1.385cm">
          <text:p text:style-name="P1"/>
        </draw:line>
        <draw:custom-shape draw:style-name="gr3" draw:text-style-name="P3" draw:layer="layout" svg:width="0.179cm" svg:height="0.646cm" draw:transform="rotate (-0.00785398163515907) translate (10.383cm 1.208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452cm" svg:y1="2.658cm" svg:x2="10.456cm" svg:y2="2.266cm">
          <text:p text:style-name="P1"/>
        </draw:line>
        <draw:frame draw:style-name="gr1" draw:text-style-name="P2" draw:layer="layout" svg:width="0.917cm" svg:height="0.725cm" svg:x="9.993cm" svg:y="2.52cm">
          <draw:text-box>
            <text:p text:style-name="P1"><text:span text:style-name="T1">Br</text:span></text:p>
          </draw:text-box>
        </draw:frame>
        <draw:frame draw:style-name="gr1" draw:text-style-name="P2" draw:layer="layout" svg:width="0.896cm" svg:height="0.725cm" svg:x="9.367cm" svg:y="2.184cm">
          <draw:text-box>
            <text:p text:style-name="P1"><text:span text:style-name="T1">Cl</text:span></text:p>
          </draw:text-box>
        </draw:frame>
        <draw:frame draw:style-name="gr1" draw:text-style-name="P2" draw:layer="layout" svg:width="0.803cm" svg:height="0.725cm" svg:x="9.394cm" svg:y="0.885cm">
          <draw:text-box>
            <text:p text:style-name="P1"><text:span text:style-name="T1">H</text:span></text:p>
          </draw:text-box>
        </draw:frame>
        <draw:frame draw:style-name="gr1" draw:text-style-name="P2" draw:layer="layout" svg:width="0.917cm" svg:height="0.725cm" svg:x="9.994cm" svg:y="0.621cm">
          <draw:text-box>
            <text:p text:style-name="P1"><text:span text:style-name="T1">Br</text:span></text:p>
          </draw:text-box>
        </draw:frame>
        <draw:frame draw:style-name="gr1" draw:text-style-name="P2" draw:layer="layout" svg:width="0.803cm" svg:height="0.725cm" svg:x="10.695cm" svg:y="2.186cm">
          <draw:text-box>
            <text:p text:style-name="P1"><text:span text:style-name="T1">H</text:span></text:p>
          </draw:text-box>
        </draw:frame>
        <draw:frame draw:style-name="gr1" draw:text-style-name="P2" draw:layer="layout" svg:width="0.896cm" svg:height="0.725cm" svg:x="10.74cm" svg:y="0.885cm">
          <draw:text-box>
            <text:p text:style-name="P1"><text:span text:style-name="T1">Cl</text:span></text:p>
          </draw:text-box>
        </draw:frame>
        <draw:frame draw:style-name="gr1" draw:text-style-name="P2" draw:layer="layout" svg:width="2.106cm" svg:height="0.826cm" svg:x="1.409cm" svg:y="6.879cm">
          <draw:text-box>
            <text:p text:style-name="P1"><text:span text:style-name="T2">C</text:span><text:span text:style-name="T7">2</text:span><text:span text:style-name="T1">: </text:span><text:span text:style-name="T2">E, C</text:span><text:span text:style-name="T7">2</text:span></text:p>
          </draw:text-box>
        </draw:frame>
        <draw:frame draw:style-name="gr1" draw:text-style-name="P2" draw:layer="layout" svg:width="0.824cm" svg:height="0.725cm" svg:x="1.643cm" svg:y="5.215cm">
          <draw:text-box>
            <text:p text:style-name="P1"><text:span text:style-name="T1">O</text:span></text:p>
          </draw:text-box>
        </draw:frame>
        <draw:frame draw:style-name="gr1" draw:text-style-name="P2" draw:layer="layout" svg:width="0.824cm" svg:height="0.725cm" svg:x="2.643cm" svg:y="5.216cm">
          <draw:text-box>
            <text:p text:style-name="P1"><text:span text:style-name="T1">O</text:span></text:p>
          </draw:text-box>
        </draw:frame>
        <draw:line draw:style-name="gr5" draw:text-style-name="P3" draw:layer="layout" svg:x1="2.229cm" svg:y1="5.587cm" svg:x2="2.864cm" svg:y2="5.587cm">
          <text:p text:style-name="P1"/>
        </draw:line>
        <draw:custom-shape draw:style-name="gr3" draw:text-style-name="P3" draw:layer="layout" svg:width="0.179cm" svg:height="0.646cm" draw:transform="rotate (-2.42199340299326) translate (1.993cm 6.151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179cm" svg:height="0.646cm" draw:transform="rotate (-2.42199340299326) translate (3.694cm 6.188cm)">
          <text:p text:style-name="P1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0.803cm" svg:height="0.725cm" svg:x="0.996cm" svg:y="6.088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3.297cm" svg:y="6.088cm">
          <draw:text-box>
            <text:p text:style-name="P1"><text:span text:style-name="T1">H</text:span></text:p>
          </draw:text-box>
        </draw:frame>
        <draw:line draw:style-name="gr6" draw:text-style-name="P3" draw:layer="layout" svg:x1="2.54cm" svg:y1="4.98cm" svg:x2="2.54cm" svg:y2="6.25cm">
          <text:p text:style-name="P1"/>
        </draw:line>
        <draw:frame draw:style-name="gr1" draw:text-style-name="P2" draw:layer="layout" svg:width="3.068cm" svg:height="1.444cm" svg:x="5.119cm" svg:y="6.779cm">
          <draw:text-box>
            <text:p text:style-name="P1"><text:span text:style-name="T2">C</text:span><text:span text:style-name="T7">2</text:span><text:span text:style-name="T4">v</text:span><text:span text:style-name="T1">: </text:span><text:span text:style-name="T2">E, C</text:span><text:span text:style-name="T7">2</text:span><text:span text:style-name="T8">,</text:span></text:p>
            <text:p text:style-name="P1"><text:span text:style-name="T9">s</text:span><text:span text:style-name="T4">v</text:span><text:span text:style-name="T8">(</text:span><text:span text:style-name="T10">xz</text:span><text:span text:style-name="T8">), </text:span><text:span text:style-name="T9">s</text:span><text:span text:style-name="T4">v</text:span><text:span text:style-name="T8">'(</text:span><text:span text:style-name="T10">yz</text:span><text:span text:style-name="T8">) </text:span></text:p>
          </draw:text-box>
        </draw:frame>
        <draw:frame draw:style-name="gr1" draw:text-style-name="P2" draw:layer="layout" svg:width="0.824cm" svg:height="0.725cm" svg:x="6.016cm" svg:y="5.217cm">
          <draw:text-box>
            <text:p text:style-name="P1"><text:span text:style-name="T1">O</text:span></text:p>
          </draw:text-box>
        </draw:frame>
        <draw:line draw:style-name="gr2" draw:text-style-name="P3" draw:layer="layout" svg:x1="6.595cm" svg:y1="5.727cm" svg:x2="7.082cm" svg:y2="6.171cm">
          <text:p text:style-name="P1"/>
        </draw:line>
        <draw:line draw:style-name="gr2" draw:text-style-name="P3" draw:layer="layout" svg:x1="6.273cm" svg:y1="5.736cm" svg:x2="5.786cm" svg:y2="6.18cm">
          <text:p text:style-name="P1"/>
        </draw:line>
        <draw:frame draw:style-name="gr1" draw:text-style-name="P2" draw:layer="layout" svg:width="0.803cm" svg:height="0.725cm" svg:x="5.196cm" svg:y="6.087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6.761cm" svg:y="6.088cm">
          <draw:text-box>
            <text:p text:style-name="P1"><text:span text:style-name="T1">H</text:span></text:p>
          </draw:text-box>
        </draw:frame>
        <draw:line draw:style-name="gr6" draw:text-style-name="P3" draw:layer="layout" svg:x1="6.431cm" svg:y1="4.98cm" svg:x2="6.431cm" svg:y2="6.25cm">
          <text:p text:style-name="P1"/>
        </draw:line>
        <draw:frame draw:style-name="gr1" draw:text-style-name="P2" draw:layer="layout" svg:width="3.395cm" svg:height="0.869cm" svg:x="9.21cm" svg:y="7.079cm">
          <draw:text-box>
            <text:p text:style-name="P1"><text:span text:style-name="T2">C</text:span><text:span text:style-name="T7">3</text:span><text:span text:style-name="T4">v</text:span><text:span text:style-name="T1">: </text:span><text:span text:style-name="T2">E, </text:span><text:span text:style-name="T5">2</text:span><text:span text:style-name="T2">C</text:span><text:span text:style-name="T7">3</text:span><text:span text:style-name="T8">, </text:span><text:span text:style-name="T9">3s</text:span><text:span text:style-name="T11">v</text:span><text:span text:style-name="T8"> </text:span></text:p>
          </draw:text-box>
        </draw:frame>
        <draw:custom-shape draw:style-name="gr4" draw:text-style-name="P3" draw:layer="layout" svg:width="0.635cm" svg:height="0.635cm" svg:x="10.161cm" svg:y="5.6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0.179cm" svg:height="0.646cm" draw:transform="rotate (-2.42199340299326) translate (10.529cm 6.296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7cm" svg:y1="5.653cm" svg:x2="10.985cm" svg:y2="5.384cm">
          <text:p text:style-name="P1"/>
        </draw:line>
        <draw:custom-shape draw:style-name="gr3" draw:text-style-name="P3" draw:layer="layout" svg:width="0.179cm" svg:height="0.646cm" draw:transform="rotate (-2.42199340299326) translate (10.976cm 6.296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285cm" svg:y1="5.654cm" svg:x2="10cm" svg:y2="5.385cm">
          <text:p text:style-name="P1"/>
        </draw:line>
        <draw:custom-shape draw:style-name="gr3" draw:text-style-name="P3" draw:layer="layout" svg:width="0.179cm" svg:height="0.646cm" draw:transform="rotate (-0.00785398163515907) translate (10.384cm 5.208cm)">
          <text:p text:style-name="P1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.453cm" svg:y1="6.658cm" svg:x2="10.457cm" svg:y2="6.266cm">
          <text:p text:style-name="P1"/>
        </draw:line>
        <draw:frame draw:style-name="gr1" draw:text-style-name="P2" draw:layer="layout" svg:width="0.896cm" svg:height="0.725cm" svg:x="9.994cm" svg:y="6.52cm">
          <draw:text-box>
            <text:p text:style-name="P1"><text:span text:style-name="T1">Cl</text:span></text:p>
          </draw:text-box>
        </draw:frame>
        <draw:frame draw:style-name="gr1" draw:text-style-name="P2" draw:layer="layout" svg:width="0.896cm" svg:height="0.725cm" svg:x="9.35cm" svg:y="4.885cm">
          <draw:text-box>
            <text:p text:style-name="P1"><text:span text:style-name="T1">Cl</text:span></text:p>
          </draw:text-box>
        </draw:frame>
        <draw:frame draw:style-name="gr1" draw:text-style-name="P2" draw:layer="layout" svg:width="0.803cm" svg:height="0.725cm" svg:x="10.076cm" svg:y="4.621cm">
          <draw:text-box>
            <text:p text:style-name="P1"><text:span text:style-name="T1">H</text:span></text:p>
          </draw:text-box>
        </draw:frame>
        <draw:frame draw:style-name="gr1" draw:text-style-name="P2" draw:layer="layout" svg:width="0.803cm" svg:height="0.725cm" svg:x="10.696cm" svg:y="6.186cm">
          <draw:text-box>
            <text:p text:style-name="P1"><text:span text:style-name="T1">H</text:span></text:p>
          </draw:text-box>
        </draw:frame>
        <draw:frame draw:style-name="gr1" draw:text-style-name="P2" draw:layer="layout" svg:width="0.896cm" svg:height="0.725cm" svg:x="10.741cm" svg:y="4.885cm">
          <draw:text-box>
            <text:p text:style-name="P1"><text:span text:style-name="T1">Cl</text:span></text:p>
          </draw:text-box>
        </draw:frame>
        <draw:frame draw:style-name="gr1" draw:text-style-name="P2" draw:layer="layout" svg:width="0.803cm" svg:height="0.725cm" svg:x="9.441cm" svg:y="6.185cm">
          <draw:text-box>
            <text:p text:style-name="P1"><text:span text:style-name="T1">H</text:span></text:p>
          </draw:text-box>
        </draw:frame>
        <draw:frame draw:style-name="gr1" draw:text-style-name="P2" draw:layer="layout" svg:width="3.241cm" svg:height="1.444cm" svg:x="1.109cm" svg:y="10.579cm">
          <draw:text-box>
            <text:p text:style-name="P1"><text:span text:style-name="T2">C</text:span><text:span text:style-name="T7">4</text:span><text:span text:style-name="T4">v</text:span><text:span text:style-name="T1">: </text:span><text:span text:style-name="T2">E, </text:span><text:span text:style-name="T5">2</text:span><text:span text:style-name="T2">C</text:span><text:span text:style-name="T7">4</text:span><text:span text:style-name="T10">, C</text:span><text:span text:style-name="T7">2</text:span><text:span text:style-name="T10">,</text:span></text:p>
            <text:p text:style-name="P1"><text:span text:style-name="T8">2</text:span><text:span text:style-name="T12">s</text:span><text:span text:style-name="T4">v</text:span><text:span text:style-name="T10">, </text:span><text:span text:style-name="T8">2</text:span><text:span text:style-name="T12">s</text:span><text:span text:style-name="T4">d</text:span></text:p>
          </draw:text-box>
        </draw:frame>
        <draw:frame draw:style-name="gr7" draw:text-style-name="P2" draw:layer="layout" svg:width="1.086cm" svg:height="0.801cm" svg:x="2.14cm" svg:y="9.025cm">
          <draw:text-box>
            <text:p text:style-name="P1"><text:span text:style-name="T1">Xe</text:span></text:p>
          </draw:text-box>
        </draw:frame>
        <draw:custom-shape draw:style-name="gr3" draw:text-style-name="P3" draw:layer="layout" svg:width="0.179cm" svg:height="0.646cm" draw:transform="rotate (-2.42199340299326) translate (2.476cm 10.051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179cm" svg:height="0.646cm" draw:transform="rotate (-2.42199340299326) translate (3.341cm 9.142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.702cm" svg:y1="9.432cm" svg:x2="2.337cm" svg:y2="9.432cm">
          <text:p text:style-name="P1"/>
        </draw:line>
        <draw:line draw:style-name="gr5" draw:text-style-name="P3" draw:layer="layout" svg:x1="3.003cm" svg:y1="9.432cm" svg:x2="3.638cm" svg:y2="9.432cm">
          <text:p text:style-name="P1"/>
        </draw:line>
        <draw:line draw:style-name="gr2" draw:text-style-name="P3" draw:layer="layout" svg:x1="2.653cm" svg:y1="9.158cm" svg:x2="2.653cm" svg:y2="8.649cm">
          <text:p text:style-name="P1"/>
        </draw:line>
        <draw:frame draw:style-name="gr7" draw:text-style-name="P2" draw:layer="layout" svg:width="0.832cm" svg:height="0.801cm" svg:x="1.427cm" svg:y="9.934cm">
          <draw:text-box>
            <text:p text:style-name="P1"><text:span text:style-name="T1">F</text:span></text:p>
          </draw:text-box>
        </draw:frame>
        <draw:frame draw:style-name="gr7" draw:text-style-name="P2" draw:layer="layout" svg:width="0.832cm" svg:height="0.801cm" svg:x="1.127cm" svg:y="9.035cm">
          <draw:text-box>
            <text:p text:style-name="P1"><text:span text:style-name="T1">F</text:span></text:p>
          </draw:text-box>
        </draw:frame>
        <draw:frame draw:style-name="gr7" draw:text-style-name="P2" draw:layer="layout" svg:width="0.832cm" svg:height="0.801cm" svg:x="3.427cm" svg:y="9.036cm">
          <draw:text-box>
            <text:p text:style-name="P1"><text:span text:style-name="T1">F</text:span></text:p>
          </draw:text-box>
        </draw:frame>
        <draw:frame draw:style-name="gr7" draw:text-style-name="P2" draw:layer="layout" svg:width="0.832cm" svg:height="0.801cm" svg:x="3.027cm" svg:y="8.137cm">
          <draw:text-box>
            <text:p text:style-name="P1"><text:span text:style-name="T1">F</text:span></text:p>
          </draw:text-box>
        </draw:frame>
        <draw:frame draw:style-name="gr7" draw:text-style-name="P2" draw:layer="layout" svg:width="0.9cm" svg:height="0.801cm" svg:x="2.209cm" svg:y="8.037cm">
          <draw:text-box>
            <text:p text:style-name="P1"><text:span text:style-name="T1">O</text:span></text:p>
          </draw:text-box>
        </draw:frame>
        <draw:frame draw:style-name="gr1" draw:text-style-name="P2" draw:layer="layout" svg:width="3.448cm" svg:height="0.869cm" svg:x="5.009cm" svg:y="10.679cm">
          <draw:text-box>
            <text:p text:style-name="P1"><text:span text:style-name="T2">C</text:span><text:span text:style-name="T13">∞</text:span><text:span text:style-name="T4">v</text:span><text:span text:style-name="T1">: </text:span><text:span text:style-name="T2">E, </text:span><text:span text:style-name="T5">2</text:span><text:span text:style-name="T2">C</text:span><text:span text:style-name="T13">∞</text:span><text:span text:style-name="T10">, </text:span><text:span text:style-name="T14">∞</text:span><text:span text:style-name="T12">s</text:span><text:span text:style-name="T4">v</text:span></text:p>
          </draw:text-box>
        </draw:frame>
        <draw:frame draw:style-name="gr7" draw:text-style-name="P2" draw:layer="layout" svg:width="0.904cm" svg:height="0.801cm" svg:x="6.015cm" svg:y="9.717cm">
          <draw:text-box>
            <text:p text:style-name="P1"><text:span text:style-name="T1">Li</text:span></text:p>
          </draw:text-box>
        </draw:frame>
        <draw:line draw:style-name="gr2" draw:text-style-name="P3" draw:layer="layout" svg:x1="6.453cm" svg:y1="9.859cm" svg:x2="6.453cm" svg:y2="9.35cm">
          <text:p text:style-name="P1"/>
        </draw:line>
        <draw:frame draw:style-name="gr7" draw:text-style-name="P2" draw:layer="layout" svg:width="0.832cm" svg:height="0.801cm" svg:x="6.069cm" svg:y="8.69cm">
          <draw:text-box>
            <text:p text:style-name="P1"><text:span text:style-name="T1">F</text:span></text:p>
          </draw:text-box>
        </draw:frame>
        <draw:frame draw:style-name="gr1" draw:text-style-name="P2" draw:layer="layout" svg:width="3.601cm" svg:height="1.444cm" svg:x="9.211cm" svg:y="10.717cm">
          <draw:text-box>
            <text:p text:style-name="P1"><text:span text:style-name="T10">D</text:span><text:span text:style-name="T7">3</text:span><text:span text:style-name="T4">h</text:span><text:span text:style-name="T1">: </text:span><text:span text:style-name="T2">E, </text:span><text:span text:style-name="T5">2</text:span><text:span text:style-name="T2">C</text:span><text:span text:style-name="T7">3</text:span><text:span text:style-name="T8">, 3C</text:span><text:span text:style-name="T7">2</text:span><text:span text:style-name="T8">, </text:span></text:p>
            <text:p text:style-name="P1"><text:span text:style-name="T9">s</text:span><text:span text:style-name="T11">h</text:span><text:span text:style-name="T9">, </text:span><text:span text:style-name="T8">2</text:span><text:span text:style-name="T10">S</text:span><text:span text:style-name="T7">3</text:span><text:span text:style-name="T8">, 3</text:span><text:span text:style-name="T9">s</text:span><text:span text:style-name="T4">v</text:span></text:p>
          </draw:text-box>
        </draw:frame>
        <draw:frame draw:style-name="gr1" draw:text-style-name="P2" draw:layer="layout" svg:width="0.777cm" svg:height="0.725cm" svg:x="10.144cm" svg:y="9.229cm">
          <draw:text-box>
            <text:p text:style-name="P1"><text:span text:style-name="T1">B</text:span></text:p>
          </draw:text-box>
        </draw:frame>
        <draw:line draw:style-name="gr2" draw:text-style-name="P3" draw:layer="layout" svg:x1="10.246cm" svg:y1="9.828cm" svg:x2="9.825cm" svg:y2="10.204cm">
          <text:p text:style-name="P1"/>
        </draw:line>
        <draw:frame draw:style-name="gr1" draw:text-style-name="P2" draw:layer="layout" svg:width="0.756cm" svg:height="0.725cm" svg:x="9.355cm" svg:y="10.06cm">
          <draw:text-box>
            <text:p text:style-name="P1"><text:span text:style-name="T1">F</text:span></text:p>
          </draw:text-box>
        </draw:frame>
        <draw:frame draw:style-name="gr1" draw:text-style-name="P2" draw:layer="layout" svg:width="0.756cm" svg:height="0.725cm" svg:x="10.912cm" svg:y="10.06cm">
          <draw:text-box>
            <text:p text:style-name="P1"><text:span text:style-name="T1">F</text:span></text:p>
          </draw:text-box>
        </draw:frame>
        <draw:line draw:style-name="gr2" draw:text-style-name="P3" draw:layer="layout" svg:x1="10.516cm" svg:y1="9.305cm" svg:x2="10.516cm" svg:y2="8.796cm">
          <text:p text:style-name="P1"/>
        </draw:line>
        <draw:line draw:style-name="gr2" draw:text-style-name="P3" draw:layer="layout" svg:x1="10.743cm" svg:y1="9.828cm" svg:x2="11.164cm" svg:y2="10.204cm">
          <text:p text:style-name="P1"/>
        </draw:line>
        <draw:frame draw:style-name="gr1" draw:text-style-name="P2" draw:layer="layout" svg:width="0.756cm" svg:height="0.725cm" svg:x="10.154cm" svg:y="8.226cm">
          <draw:text-box>
            <text:p text:style-name="P1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8T12:56:07</dc:date>
    <dc:language>en-US</dc:language>
    <meta:editing-cycles>60</meta:editing-cycles>
    <meta:editing-duration>PT3H31M18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